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de39" officeooo:paragraph-rsid="0006de39"/>
    </style:style>
    <style:style style:name="T1" style:family="text">
      <style:text-properties officeooo:rsid="000881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Case – GameCreation</text:p>
      <text:p text:style-name="P1">-<text:tab/>Schwierigkeitsgrad</text:p>
      <text:p text:style-name="P1">-<text:tab/>Eigener Spieler</text:p>
      <text:p text:style-name="P1">-<text:tab/>Anzahl der Gegner</text:p>
      <text:p text:style-name="P1">-<text:tab/>Kartentyp</text:p>
      <text:p text:style-name="P1">-<text:tab/><text:span text:style-name="T1">Kartengröß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12:08:51.282000000</meta:creation-date>
    <dc:date>2021-09-12T12:31:36.069000000</dc:date>
    <meta:editing-duration>PT12M34S</meta:editing-duration>
    <meta:editing-cycles>1</meta:editing-cycles>
    <meta:document-statistic meta:table-count="0" meta:image-count="0" meta:object-count="0" meta:page-count="1" meta:paragraph-count="6" meta:word-count="15" meta:character-count="102" meta:non-whitespace-character-count="92"/>
    <meta:generator>LibreOffice/7.1.2.2$Windows_X86_64 LibreOffice_project/8a45595d069ef5570103caea1b71cc9d82b2aae4</meta:generator>
  </office:meta>
</office:document-meta>
</file>